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4b10f" officeooo:paragraph-rsid="00432337"/>
    </style:style>
    <style:style style:name="P46"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8de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2178672" text:id="ct52178672">
          <text:insertion>
            <office:change-info>
              <dc:creator>Sara Boch</dc:creator>
              <dc:date>2013-12-10T09:40:00</dc:date>
            </office:change-info>
          </text:insertion>
        </text:changed-region>
        <text:changed-region xml:id="ct53017248" text:id="ct53017248">
          <text:deletion>
            <office:change-info>
              <dc:creator>Sara Boch</dc:creator>
              <dc:date>2013-12-10T09:55:00</dc:date>
            </office:change-info>
            <text:p text:style-name="P1">Picture 2.</text:p>
          </text:deletion>
        </text:changed-region>
        <text:changed-region xml:id="ct52996256" text:id="ct52996256">
          <text:insertion>
            <office:change-info>
              <dc:creator>Sara Boch</dc:creator>
              <dc:date>2013-12-10T09:55:00</dc:date>
            </office:change-info>
          </text:insertion>
        </text:changed-region>
        <text:changed-region xml:id="ct52958544" text:id="ct52958544">
          <text:insertion>
            <office:change-info>
              <dc:creator>Sara Boch</dc:creator>
              <dc:date>2013-12-10T09:59:00</dc:date>
            </office:change-info>
          </text:insertion>
        </text:changed-region>
        <text:changed-region xml:id="ct53011424" text:id="ct53011424">
          <text:insertion>
            <office:change-info>
              <dc:creator>Sara Boch</dc:creator>
              <dc:date>2013-12-10T10:00:00</dc:date>
            </office:change-info>
          </text:insertion>
        </text:changed-region>
        <text:changed-region xml:id="ct53011712" text:id="ct53011712">
          <text:deletion>
            <office:change-info>
              <dc:creator>Sara Boch</dc:creator>
              <dc:date>2013-12-10T10:00:00</dc:date>
            </office:change-info>
            <text:p text:style-name="P2">customise</text:p>
          </text:deletion>
        </text:changed-region>
        <text:changed-region xml:id="ct53046496" text:id="ct53046496">
          <text:insertion>
            <office:change-info>
              <dc:creator>Sara Boch</dc:creator>
              <dc:date>2013-12-10T10:06:00</dc:date>
            </office:change-info>
          </text:insertion>
        </text:changed-region>
        <text:changed-region xml:id="ct53049664" text:id="ct53049664">
          <text:insertion>
            <office:change-info>
              <dc:creator>Sara Boch</dc:creator>
              <dc:date>2013-12-10T10:04:00</dc:date>
            </office:change-info>
          </text:insertion>
        </text:changed-region>
        <text:changed-region xml:id="ct53050480" text:id="ct53050480">
          <text:insertion>
            <office:change-info>
              <dc:creator>Sara Boch</dc:creator>
              <dc:date>2013-12-10T10:19:00</dc:date>
            </office:change-info>
          </text:insertion>
        </text:changed-region>
        <text:changed-region xml:id="ct53059760" text:id="ct53059760">
          <text:insertion>
            <office:change-info>
              <dc:creator>Sara Boch</dc:creator>
              <dc:date>2013-12-10T10:21:00</dc:date>
            </office:change-info>
          </text:insertion>
        </text:changed-region>
        <text:changed-region xml:id="ct53023152" text:id="ct53023152">
          <text:deletion>
            <office:change-info>
              <dc:creator>Sara Boch</dc:creator>
              <dc:date>2013-12-10T10:22:00</dc:date>
            </office:change-info>
            <text:p text:style-name="P3">s</text:p>
          </text:deletion>
        </text:changed-region>
        <text:changed-region xml:id="ct53056384" text:id="ct53056384">
          <text:insertion>
            <office:change-info>
              <dc:creator>Sara Boch</dc:creator>
              <dc:date>2013-12-10T10:41:00</dc:date>
            </office:change-info>
          </text:insertion>
        </text:changed-region>
        <text:changed-region xml:id="ct53055312" text:id="ct53055312">
          <text:deletion>
            <office:change-info>
              <dc:creator>Sara Boch</dc:creator>
              <dc:date>2013-12-10T10:23:00</dc:date>
            </office:change-info>
            <text:p text:style-name="P4">s</text:p>
          </text:deletion>
        </text:changed-region>
        <text:changed-region xml:id="ct53056592" text:id="ct53056592">
          <text:deletion>
            <office:change-info>
              <dc:creator>Sara Boch</dc:creator>
              <dc:date>2013-12-10T10:41:00</dc:date>
            </office:change-info>
            <text:p text:style-name="P5">ali</text:p>
          </text:deletion>
        </text:changed-region>
        <text:changed-region xml:id="ct53059232" text:id="ct53059232">
          <text:insertion>
            <office:change-info>
              <dc:creator>Sara Boch</dc:creator>
              <dc:date>2013-12-10T10:23:00</dc:date>
            </office:change-info>
          </text:insertion>
        </text:changed-region>
        <text:changed-region xml:id="ct53059440" text:id="ct53059440">
          <text:insertion>
            <office:change-info>
              <dc:creator>Sara Boch</dc:creator>
              <dc:date>2013-12-10T10:41:00</dc:date>
            </office:change-info>
          </text:insertion>
        </text:changed-region>
        <text:changed-region xml:id="ct53062032" text:id="ct53062032">
          <text:deletion>
            <office:change-info>
              <dc:creator>Sara Boch</dc:creator>
              <dc:date>2013-12-10T10:24:00</dc:date>
            </office:change-info>
            <text:p text:style-name="P4">s</text:p>
          </text:deletion>
        </text:changed-region>
        <text:changed-region xml:id="ct53060880" text:id="ct53060880">
          <text:deletion>
            <office:change-info>
              <dc:creator>Sara Boch</dc:creator>
              <dc:date>2013-12-10T10:41:00</dc:date>
            </office:change-info>
            <text:p text:style-name="P5">ali</text:p>
          </text:deletion>
        </text:changed-region>
        <text:changed-region xml:id="ct53081920" text:id="ct53081920">
          <text:deletion>
            <office:change-info>
              <dc:creator>Sara Boch</dc:creator>
              <dc:date>2013-12-10T10:35:00</dc:date>
            </office:change-info>
            <text:p text:style-name="P6">1</text:p>
          </text:deletion>
        </text:changed-region>
        <text:changed-region xml:id="ct53201216" text:id="ct53201216">
          <text:format-change>
            <office:change-info>
              <dc:creator>Sara Boch</dc:creator>
              <dc:date>2013-12-10T10:51:00</dc:date>
            </office:change-info>
          </text:format-change>
        </text:changed-region>
        <text:changed-region xml:id="ct53202256" text:id="ct53202256">
          <text:format-change>
            <office:change-info>
              <dc:creator>Sara Boch</dc:creator>
              <dc:date>2013-12-10T10:51:00</dc:date>
            </office:change-info>
          </text:format-change>
        </text:changed-region>
        <text:changed-region xml:id="ct53114528" text:id="ct53114528">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35">1</text:span>.0<text:span text:style-name="T35">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52178672"/><text:span text:style-name="T21">m</text:span><text:change-end text:change-id="ct52178672"/>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53017248"/><text:change-start text:change-id="ct52996256"/><text:soft-page-break/>Picture 2.<text:change-end text:change-id="ct52996256"/></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52958544"/> <text:change-end text:change-id="ct52958544"/>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53011424"/><text:span text:style-name="T1">customize</text:span><text:change-end text:change-id="ct53011424"/><text:change text:change-id="ct53011712"/>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3046496"/><text:span text:style-name="T1">s</text:span><text:change-end text:change-id="ct53046496"/> need to be done at once. To configure this aspect you can click <text:span text:style-name="T2">Configure</text:span> button below the label <text:span text:style-name="T2">Simulation </text:span><text:soft-page-break/><text:span text:style-name="T2">Steps</text:span>. You will then get<text:change-start text:change-id="ct53049664"/> <text:change-end text:change-id="ct53049664"/><text:change-start text:change-id="ct53050480"/><text:span text:style-name="T22">the</text:span><text:change-end text:change-id="ct53050480"/>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53059760"/><text:span text:style-name="T22">s</text:span><text:change-end text:change-id="ct53059760"/> in the right column. The first configuration option<text:change text:change-id="ct53023152"/> is for <text:span text:style-name="T2">Energy Minim</text:span><text:change-start text:change-id="ct53056384"/><text:span text:style-name="T3">iz</text:span><text:change-end text:change-id="ct53056384"/><text:change text:change-id="ct53055312"/><text:change text:change-id="ct53056592"/><text:span text:style-name="T2">ation</text:span>. This step is performed after adding molecule to water box. Some atoms in that system may collide. The purpose is to move water atoms a bit, so dynamics simulation will not start in <text:change-start text:change-id="ct53059232"/><text:span text:style-name="T23">a </text:span><text:change-end text:change-id="ct53059232"/>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3059440"/><text:span text:style-name="T3">iz</text:span><text:change-end text:change-id="ct53059440"/><text:change text:change-id="ct53062032"/><text:change text:change-id="ct53060880"/><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025cm" svg:y="0cm" svg:width="9.98cm" svg:height="8.403cm" draw:z-index="15"><draw:image xlink:href="Pictures/100002010000028C0000022537630F42.png" xlink:type="simple" xlink:show="embed" xlink:actuate="onLoad"/></draw:frame><text:soft-page-break/>Picture 16.</text:p>
      <text:p text:style-name="P39"/>
      <text:p text:style-name="P39">5. Changelog</text:p>
      <text:p text:style-name="P6"/>
      <text:p text:style-name="P6">What's new in <text:change text:change-id="ct53081920"/><text:span text:style-name="T13">2</text:span>.<text:span text:style-name="T35">1</text:span>:</text:p>
      <text:list xml:id="list3891321423774882100" text:style-name="L1">
        <text:list-item>
          <text:p text:style-name="P45"/>
        </text:list-item>
      </text:list>
      <text:p text:style-name="P6"/>
      <text:p text:style-name="P6">Known issues:</text:p>
      <text:list xml:id="list8048334197625649666" text:style-name="L2">
        <text:list-item>
          <text:p text:style-name="P46">Gausian network model will most certainly fail because of wrong nmd files generetad by ProDy.</text:p>
        </text:list-item>
        <text:list-item>
          <text:p text:style-name="P46">There are some differences between nmd files displayed by this plugin and Normal Mode Wizard.</text:p>
        </text:list-item>
        <text:list-item>
          <text:p text:style-name="P46">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3201216"/><text:span text:style-name="T20">btchtm</text:span>@ug.<text:change-end text:change-id="ct53201216"/><text:span text:style-name="T24">edu</text:span><text:change-start text:change-id="ct53202256"/>.pl<text:change-end text:change-id="ct53202256"/>)<text:change-start text:change-id="ct53114528"/></text:p>
      <text:p text:style-name="P8">- Sara Boch Kminikowska<text:change-end text:change-id="ct531145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c4c7d32d0d49397cad38d62472b0bc8acff48dd6</meta:generator>
    <dc:title/>
    <meta:initial-creator/>
    <dc:creator>Tomasz Makarewicz</dc:creator>
    <meta:editing-cycles>45</meta:editing-cycles>
    <dc:date>2015-05-12T11:09:13.412146904</dc:date>
    <meta:editing-duration>PT3H52M53S</meta:editing-duration>
    <meta:document-statistic meta:table-count="0" meta:image-count="16" meta:object-count="0" meta:page-count="19" meta:paragraph-count="101" meta:word-count="1722" meta:character-count="10599" meta:non-whitespace-character-count="8952"/>
  </office:meta>
</office:document-meta>
</file>